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Bitstream Vera Sans" fo:language="en" fo:country="US" officeooo:rsid="001f9bfd" officeooo:paragraph-rsid="001f9bfd"/>
    </style:style>
    <style:style style:name="P2" style:family="paragraph" style:parent-style-name="Standard">
      <style:text-properties style:font-name="Bitstream Vera Sans" fo:language="en" fo:country="US" officeooo:rsid="001e8e78" officeooo:paragraph-rsid="001e8e78"/>
    </style:style>
    <style:style style:name="P3" style:family="paragraph" style:parent-style-name="Standard">
      <style:text-properties style:font-name="Bitstream Vera Sans" fo:language="en" fo:country="US" officeooo:paragraph-rsid="00231d2b"/>
    </style:style>
    <style:style style:name="T1" style:family="text">
      <style:text-properties officeooo:rsid="001e8e78"/>
    </style:style>
    <style:style style:name="T2" style:family="text">
      <style:text-properties officeooo:rsid="00223683"/>
    </style:style>
    <style:style style:name="T3" style:family="text">
      <style:text-properties officeooo:rsid="00231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o de Janeiro, <text:span text:style-name="T3">February </text:span><text:s/><text:span text:style-name="T3">3rd</text:span> 201<text:span text:style-name="T3">5</text:span></text:p>
      <text:p text:style-name="P2"/>
      <text:p text:style-name="P2"/>
      <text:p text:style-name="P2"/>
      <text:p text:style-name="P2"/>
      <text:p text:style-name="P2">To <text:s/>the Editor of <text:span text:style-name="T3">Scientific reports</text:span></text:p>
      <text:p text:style-name="P2"/>
      <text:p text:style-name="P2"/>
      <text:p text:style-name="P2">Dear Editor,</text:p>
      <text:p text:style-name="P2"/>
      <text:p text:style-name="P3"><text:span text:style-name="T1">Please consider the manuscript titled “Estimating the Attack Ratio of Dengue Epidemics under Time-varying </text:span></text:p>
      <text:p text:style-name="P3"><text:span text:style-name="T3">Force of Infection using Aggregated Notification Data” for publication in Scientific Reports.</text:span></text:p>
      <text:p text:style-name="P2"><text:tab/>This article has not been submitted to any other scientific journal, <text:span text:style-name="T2">and constitute original research in field</text:span>.</text:p>
      <text:p text:style-name="P2">Please do not hesitate to contact me if any further clarifications about the manuscript <text:span text:style-name="T2">are</text:span> necessary.</text:p>
      <text:p text:style-name="P2"/>
      <text:p text:style-name="P2">Sincerely, </text:p>
      <text:p text:style-name="P2"/>
      <text:p text:style-name="P2">Flávio C. Coel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1:01:59</meta:creation-date>
    <dc:date>2015-02-03T13:38:14.140946803</dc:date>
    <meta:editing-duration>PT2M14S</meta:editing-duration>
    <meta:editing-cycles>5</meta:editing-cycles>
    <meta:generator>LibreOffice/4.2.7.2$Linux_X86_64 LibreOffice_project/420m0$Build-2</meta:generator>
    <dc:creator>Flávio Coelho</dc:creator>
    <meta:document-statistic meta:table-count="0" meta:image-count="0" meta:object-count="0" meta:page-count="1" meta:paragraph-count="9" meta:word-count="77" meta:character-count="522" meta:non-whitespace-character-count="449"/>
  </office:meta>
</office:document-meta>
</file>